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automatic-styles>
    <style:style style:name="Table1" style:family="table">
      <style:table-properties style:width="6.6667in" fo:margin-left="-0.2688in" fo:margin-top="0in" fo:margin-bottom="0in" table:align="left" style:writing-mode="lr-tb"/>
    </style:style>
    <style:style style:name="Table1.A" style:family="table-column">
      <style:table-column-properties style:column-width="0.9792in"/>
    </style:style>
    <style:style style:name="Table1.B" style:family="table-column">
      <style:table-column-properties style:column-width="1in"/>
    </style:style>
    <style:style style:name="Table1.C" style:family="table-column">
      <style:table-column-properties style:column-width="1.9792in"/>
    </style:style>
    <style:style style:name="Table1.D" style:family="table-column">
      <style:table-column-properties style:column-width="1.2083in"/>
    </style:style>
    <style:style style:name="Table1.E" style:family="table-column">
      <style:table-column-properties style:column-width="1.5in"/>
    </style:style>
    <style:style style:name="Table1.1" style:family="table-row">
      <style:table-row-properties style:min-row-height="0.04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style:min-row-height="0.3194in" fo:keep-together="auto"/>
    </style:style>
    <style:style style:name="Table1.5"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Palatino Linotype" style:font-name-asian="Palatino Linotype1" style:font-name-complex="Palatino Linotype1"/>
    </style:style>
    <style:style style:name="P3" style:family="paragraph" style:parent-style-name="Standard">
      <style:paragraph-properties fo:margin-top="0in" fo:margin-bottom="0in" loext:contextual-spacing="false" fo:text-align="justify" style:justify-single-word="false"/>
      <style:text-properties style:font-name="Palatino Linotype" style:font-name-asian="Palatino Linotype1" style:font-name-complex="Palatino Linotype1"/>
    </style:style>
    <style:style style:name="P4" style:family="paragraph" style:parent-style-name="Standard">
      <style:paragraph-properties fo:margin-top="0in" fo:margin-bottom="0in" loext:contextual-spacing="false" fo:text-align="justify" style:justify-single-word="false"/>
      <style:text-properties style:font-name="Palatino Linotype" fo:font-weight="bold" style:font-name-asian="Palatino Linotype1" style:font-weight-asian="bold" style:font-name-complex="Palatino Linotype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master-page-name="Converted1">
      <style:paragraph-properties fo:margin-top="0in" fo:margin-bottom="0in" loext:contextual-spacing="false" fo:line-height="100%" style:page-number="auto"/>
    </style:style>
    <style:style style:name="P7" style:family="paragraph" style:parent-style-name="Standard" style:master-page-name="Converted2">
      <style:paragraph-properties fo:margin-top="0in" fo:margin-bottom="0in" loext:contextual-spacing="false" fo:line-height="100%" style:page-number="auto"/>
    </style:style>
    <style:style style:name="P8" style:family="paragraph" style:parent-style-name="Standard" style:master-page-name="Converted3">
      <style:paragraph-properties fo:margin-top="0in" fo:margin-bottom="0in" loext:contextual-spacing="false" fo:line-height="100%" style:page-number="auto"/>
    </style:style>
    <style:style style:name="P9" style:family="paragraph" style:parent-style-name="Standard" style:master-page-name="Converted4">
      <style:paragraph-properties fo:margin-top="0in" fo:margin-bottom="0in" loext:contextual-spacing="false" fo:line-height="100%" style:page-number="auto"/>
    </style:style>
    <style:style style:name="P10" style:family="paragraph" style:parent-style-name="Standard" style:master-page-name="Converted5">
      <style:paragraph-properties fo:margin-top="0in" fo:margin-bottom="0in" loext:contextual-spacing="false" fo:line-height="100%" style:page-number="auto"/>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3"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Palatino Linotype" style:font-name-asian="Palatino Linotype1" style:font-name-complex="Palatino Linotype1"/>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Palatino Linotype" fo:font-size="18pt" style:font-name-asian="Palatino Linotype1" style:font-size-asian="18pt" style:font-name-complex="Palatino Linotype1" style:font-size-complex="18pt"/>
    </style:style>
    <style:style style:name="T2" style:family="text">
      <style:text-properties style:font-name="Palatino Linotype" fo:font-weight="bold" style:font-name-asian="Palatino Linotype1" style:font-weight-asian="bold" style:font-name-complex="Palatino Linotype1"/>
    </style:style>
    <style:style style:name="T3" style:family="text">
      <style:text-properties style:font-name="Palatino Linotype" style:font-name-asian="Palatino Linotype1" style:font-name-complex="Palatino Linotype1"/>
    </style:style>
    <style:style style:name="T4" style:family="text">
      <style:text-properties style:font-name="Palatino Linotype" style:text-underline-style="none" style:font-name-asian="Palatino Linotype1" style:font-name-complex="Palatino Linotype1"/>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1155cc" style:font-name="Palatino Linotype" style:text-underline-style="solid" style:text-underline-width="auto" style:text-underline-color="font-color" style:font-name-asian="Palatino Linotype1" style:font-name-complex="Palatino Linotyp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Using object-oriented languages in machine learning with artificial neural networks: a performance analysis </text:span></text:p>
      <text:p text:style-name="P2"/>
      <text:p text:style-name="P1"><text:span text:style-name="T2">ABSTRACT</text:span></text:p>
      <text:p text:style-name="P2"/>
      <text:p text:style-name="P5"><text:span text:style-name="T3">In the recent times, we have seen a large growth in usage numbers of various machine learning algorithms. As more research is done, more and more problems become solvable with some machine learning techniques. The practical question is how can one use these algorithms to extend and improve existing software. Artificial neural networks, one of concepts used for machine learning, have a strong background in mathematics. Because of this, environments like R and Matlab are definitely suitable for defining, training and using artificial networks. The reach of machine learning and artificial neural networks is far wider than the scope in which the mentioned environments are used however. In this paper we discuss the advantages and drawbacks of constructing and using artificial neural networks in modern object-oriented languages. We investigate whether there is a performance loss or other disadvantages when using artificial neural networks in languages more suitable for all-round development. </text:span></text:p>
      <text:p text:style-name="P3"/>
      <text:p text:style-name="P5"><text:span text:style-name="T2">INTRODUCTION</text:span></text:p>
      <text:p text:style-name="P3"/>
      <text:p text:style-name="P5"><text:span text:style-name="T3">Artificial neural networks, often called just neural networks in computer science are a concept used in machine learning. They are modeled to resemble how biologists think the human brain works. There are nodes (neurons) which are distributed in layers and links between them (synapses). Every artificial neural network has to have at least the input and the output layer with some number of neurons in them. The usual case in modeling neural networks though is that there is also a hidden layer or a number of hidden layers. Artificial neural networks with many hidden layers are called deep neural networks (Deep Learning).</text:span></text:p>
      <text:p text:style-name="P3"/>
      <text:p text:style-name="P5"><text:span text:style-name="T3">As other machine learning concepts, teaching a neural network to compute something involves gaining a data set of inputs and expected outputs and feeding it to the neural network. When the network is initialized the connection weights are usually randomly set. Then an algorithm like Backpropagation is used with the real data we have to modify those weights to get the desired results. We define an activation function for each layer (sin, tan, …) which is used to tell us whether the signals which arrive to a specific neuron are strong enough to activate it (pass the activation threshold). There are also several parameters we can modify like learning momentum or neuron bias.</text:span></text:p>
      <text:p text:style-name="P3"/>
      <text:p text:style-name="P5"><text:span text:style-name="T3">There are many types of neural networks. The type mostly used is MLP (multilayer perceptron). In the more recent research several new types are being examined. Recurrent neural networks are neural network where connections between neurons can form a cycle. This can simulate internal states in the network or memory. Recurrent neural networks are used for handwriting recognition</text:span><text:span text:style-name="T3"><text:note text:id="ftn1" text:note-class="footnote"><text:note-citation>1</text:note-citation><text:note-body><text:p text:style-name="P6"><text:span text:style-name="T5"/><text:span text:style-name="T6"> A. Graves, M. Liwicki, S. Fernandez, R. Bertolami, H. Bunke, J. Schmidhuber. A Novel Connectionist System for Improved Unconstrained Handwriting Recognition. IEEE Transactions on Pattern Analysis and Machine Intelligence, vol. 31, no. 5, 2009.</text:span></text:p></text:note-body></text:note></text:span><text:span text:style-name="T3"> and speech recognition</text:span><text:span text:style-name="T3"><text:note text:id="ftn2" text:note-class="footnote"><text:note-citation>2</text:note-citation><text:note-body><text:p text:style-name="P7"><text:span text:style-name="T5"/><text:span text:style-name="T6"> H. Sak and A. W. Senior and F. Beaufays. Long short-term memory recurrent neural network architectures for large scale acoustic modeling. Proc. Interspeech, pp338-342, Singapore, Sept. 201</text:span></text:p></text:note-body></text:note></text:span><text:span text:style-name="T3">. Convolutional neural networks are also a more recent model. Convolutional neural networks are mostly used in computer vision and natural language processing. They are modeled upon a visual cortex of animals. The difference is that a single input to a neuron also affects the neighbouring neurons similar to how light stimulates animal's visual cortex. Another newer development are Neural Turing machines, a combination of neural networks and an external memory, which can deduct algorithms from input and output examples.</text:span></text:p>
      <text:p text:style-name="P3"/>
      <text:p text:style-name="P5"><text:span text:style-name="T3">Neural networks have become the obvious and sometimes the only choice to solving a number of real-world problems. Processing images, sound and other large data sets are all good candidates for artificial neural network application. Because of this there is a number of high quality frameworks for modeling, training, testing and using neural networks for a number of programming languages. Aside from being able to model neural networks in environments like Matlab and R, programmers are now able to use neural networks in almost any software. The programming language most widely used is Python with frameworks Keras, scikit-learn and PyTorch. There are also frameworks for Java, C#, golang, C++ and many other languages. When using any neural network toolkit or framework, the developer does not necessarily have to know how neural networks work, but can use them as a “black box” and feed it the learning dataset.</text:span></text:p>
      <text:p text:style-name="P3"/>
      <text:p text:style-name="P5"><text:span text:style-name="T3">In this paper we want to examine whether there is a performance penalty when using neural networks in general purpose languages opposed to those with a mathematical background like R and Matlab. We will compare the same neural network models with same parameters in the following environments: Matlab, R, Keras (Python) and gobrain (Go). We hope to prove that the performance loss is minimal and that these languages are suitable for machine learning concepts and that there is no real performance benefit to using Matlab and R for neural network development.</text:span></text:p>
      <text:p text:style-name="P3"/>
      <text:p text:style-name="P5"><text:span text:style-name="T2">RELATED WORK</text:span></text:p>
      <text:p text:style-name="P3"/>
      <text:p text:style-name="P5"><text:soft-page-break/><text:span text:style-name="T3">As far as the authors of this paper now, there is no other research which provides insight into performance figures of general purpose languages for machine learning purposes.</text:span></text:p>
      <text:p text:style-name="P3"/>
      <text:p text:style-name="P5"><text:span text:style-name="T3">There is one artificial neural network implementation: FANN (Fast Artificial Neural Network)</text:span><text:span text:style-name="T3"><text:note text:id="ftn3" text:note-class="footnote"><text:note-citation>3</text:note-citation><text:note-body><text:p text:style-name="P8"><text:span text:style-name="T5"/><text:span text:style-name="T6"> http://leenissen.dk/fann/wp/</text:span></text:p></text:note-body></text:note></text:span><text:span text:style-name="T3"> which focuses on performance. There are also libraries for many languages which provide bindings for FANN which is written in C.</text:span></text:p>
      <text:p text:style-name="P4"/>
      <text:p text:style-name="P5"><text:span text:style-name="T2">TESTING DESCRIPTION</text:span></text:p>
      <text:p text:style-name="P3"/>
      <text:p text:style-name="P5"><text:span text:style-name="T3">We chose the following environments to do our tests:</text:span></text:p>
      <text:p text:style-name="P3"/>
      <text:list xml:id="list627145828939934723" text:style-name="WWNum2">
        <text:list-item>
          <text:p text:style-name="P12"><text:span text:style-name="T3">R </text:span></text:p>
        </text:list-item>
        <text:list-item>
          <text:p text:style-name="P12"><text:span text:style-name="T3">Matlab 2017</text:span></text:p>
        </text:list-item>
        <text:list-item>
          <text:p text:style-name="P12"><text:span text:style-name="T3">Keras library for Python</text:span></text:p>
        </text:list-item>
        <text:list-item>
          <text:p text:style-name="P12"><text:span text:style-name="T3">Gobrain library for Go</text:span></text:p>
        </text:list-item>
      </text:list>
      <text:p text:style-name="P3"/>
      <text:p text:style-name="P5"><text:span text:style-name="T3">The main comparison is between general purpose languages (Go and Python) and statistical environments (R and Matlab). R and Matlab were chosen as standard and most widely used tools for statistical and mathematical work. Keras for Python was chosen as one of the most popular neural network libraries for Python programming language. Python is widely used for machine learning purposes because of its scriptability, ease of use and variety of libraries available. We decided to also test gobrain library for Go language to see if there is a difference between programming languages which rely on built in virtual machines and those which do not.</text:span></text:p>
      <text:p text:style-name="P3"/>
      <text:p text:style-name="P5"><text:span text:style-name="T3">It’s important to precisely say that we measure performance with the following parameters:</text:span></text:p>
      <text:list xml:id="list4721788703954397321" text:style-name="WWNum1">
        <text:list-item>
          <text:p text:style-name="P13"><text:span text:style-name="T3">Time to load training set</text:span></text:p>
        </text:list-item>
        <text:list-item>
          <text:p text:style-name="P13"><text:span text:style-name="T3">Time to construct neural network architecture</text:span></text:p>
        </text:list-item>
        <text:list-item>
          <text:p text:style-name="P13"><text:span text:style-name="T3">Time to train neural network with different number of epochs and parameters</text:span></text:p>
        </text:list-item>
        <text:list-item>
          <text:p text:style-name="P13"><text:span text:style-name="T3">Time to compute a value with a trained network</text:span></text:p>
        </text:list-item>
        <text:list-item>
          <text:p text:style-name="P13"><text:span text:style-name="T3">CPU time</text:span></text:p>
        </text:list-item>
        <text:list-item>
          <text:p text:style-name="P13"><text:soft-page-break/><text:span text:style-name="T3">RAM usage</text:span></text:p>
        </text:list-item>
        <text:list-item>
          <text:p text:style-name="P13"><text:span text:style-name="T3">IO</text:span></text:p>
        </text:list-item>
      </text:list>
      <text:p text:style-name="P3"/>
      <text:p text:style-name="P5"><text:span text:style-name="T3">For testing purposes we used a virtualized host (KVM on Fedora 25 Workstation) with these specifications:</text:span></text:p>
      <text:list xml:id="list5053381487193639129" text:style-name="WWNum3">
        <text:list-item>
          <text:p text:style-name="P14"><text:span text:style-name="T3">Intel® Core™ i5-4590 CPU - 1/4 cores allocated to VM</text:span></text:p>
        </text:list-item>
        <text:list-item>
          <text:p text:style-name="P14"><text:span text:style-name="T3">8GB RAM</text:span></text:p>
        </text:list-item>
        <text:list-item>
          <text:p text:style-name="P14"><text:span text:style-name="T3">No GPU passthrough</text:span></text:p>
        </text:list-item>
        <text:list-item>
          <text:p text:style-name="P14"><text:span text:style-name="T3">Windows Server 2016</text:span></text:p>
        </text:list-item>
      </text:list>
      <text:p text:style-name="P3"/>
      <text:p text:style-name="P5"><text:span text:style-name="T3">For profiling purposes SysInternals Process Explorer v16.21 was used.</text:span><text:span text:style-name="T3"><text:note text:id="ftn4" text:note-class="footnote"><text:note-citation>4</text:note-citation><text:note-body><text:p text:style-name="P9"><text:span text:style-name="T5"/><text:span text:style-name="T6"> https://technet.microsoft.com/en-us/sysinternals/processexplorer</text:span></text:p></text:note-body></text:note></text:span><text:span text:style-name="T3"> Network was disabled on the guest operating system to stop various processes interfering (Windows Update for example).</text:span></text:p>
      <text:p text:style-name="P3"/>
      <text:p text:style-name="P5"><text:span text:style-name="T3">For the example code located on </text:span><text:a xlink:type="simple" xlink:href="http://github.com/nmilosev/annperformance" text:style-name="Internet_20_link" text:visited-style-name="Visited_20_Internet_20_Link"><text:span text:style-name="T7">http://github.com/nmilosev/annperformance</text:span></text:a><text:span text:style-name="T3"> two very common test cases were used in all the environments. A simple XOR neural network and image recognition problem with MNIST datasets. We wanted also to test not only classification but also regression problems, so we used Boston house price dataset for that purpose.</text:span><text:span text:style-name="T3"><text:note text:id="ftn5" text:note-class="footnote"><text:note-citation>5</text:note-citation><text:note-body><text:p text:style-name="P10"><text:span text:style-name="T5"/><text:span text:style-name="T6"> https://archive.ics.uci.edu/ml/datasets/Housing</text:span></text:p></text:note-body></text:note></text:span></text:p>
      <text:p text:style-name="P3"/>
      <text:p text:style-name="P5"><text:span text:style-name="T3">Testing neural network performance is difficult because the initiation process includes setting random values as initial weights inside the neural network. To mitigate this, every test has been run for a number of times (ten times) and then the averages were calculated. Every network and framework used the same network configuration and activation function.</text:span></text:p>
      <text:p text:style-name="P3"/>
      <text:p text:style-name="P3"/>
      <text:p text:style-name="P5"><text:span text:style-name="T2">FEATURE PARITY</text:span></text:p>
      <text:p text:style-name="P3"/>
      <text:p text:style-name="P5"><text:span text:style-name="T3">In the following table the features and characteristics of libraries used in this paper are given.</text:span></text:p>
      <text:p text:style-name="P3"/>
      <text:p text:style-name="P3"/>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5"/>
          </table:table-cell>
          <table:table-cell table:style-name="Table1.A1" office:value-type="string">
            <text:p text:style-name="P16"><text:span text:style-name="T2">Version</text:span></text:p>
          </table:table-cell>
          <table:table-cell table:style-name="Table1.A1" office:value-type="string">
            <text:p text:style-name="P16"><text:span text:style-name="T2">Underlying programming language</text:span></text:p>
          </table:table-cell>
          <table:table-cell table:style-name="Table1.A1" office:value-type="string">
            <text:p text:style-name="P16"><text:span text:style-name="T2">Multithreaded</text:span></text:p>
          </table:table-cell>
          <table:table-cell table:style-name="Table1.A1" office:value-type="string">
            <text:p text:style-name="P16"><text:span text:style-name="T2">GPU calculations support</text:span></text:p>
          </table:table-cell>
        </table:table-row>
        <table:table-row table:style-name="Table1.2">
          <table:table-cell table:style-name="Table1.A1" office:value-type="string">
            <text:p text:style-name="P17"><text:span text:style-name="T2">Matlab</text:span></text:p>
          </table:table-cell>
          <table:table-cell table:style-name="Table1.A1" office:value-type="string">
            <text:p text:style-name="P16"><text:span text:style-name="T3">R2017a</text:span></text:p>
          </table:table-cell>
          <table:table-cell table:style-name="Table1.A1" office:value-type="string">
            <text:p text:style-name="P16"><text:span text:style-name="T3">/</text:span></text:p>
          </table:table-cell>
          <table:table-cell table:style-name="Table1.A1" office:value-type="string">
            <text:p text:style-name="P16"><text:span text:style-name="T3">Yes</text:span></text:p>
          </table:table-cell>
          <table:table-cell table:style-name="Table1.A1" office:value-type="string">
            <text:p text:style-name="P16"><text:span text:style-name="T3">Yes</text:span></text:p>
          </table:table-cell>
        </table:table-row>
        <table:table-row table:style-name="Table1.3">
          <table:table-cell table:style-name="Table1.A1" office:value-type="string">
            <text:p text:style-name="P17"><text:span text:style-name="T2">R</text:span></text:p>
          </table:table-cell>
          <table:table-cell table:style-name="Table1.A1" office:value-type="string">
            <text:p text:style-name="P16"><text:span text:style-name="T3">3.4.0</text:span></text:p>
          </table:table-cell>
          <table:table-cell table:style-name="Table1.A1" office:value-type="string">
            <text:p text:style-name="P16"><text:span text:style-name="T3">R</text:span></text:p>
          </table:table-cell>
          <table:table-cell table:style-name="Table1.A1" office:value-type="string">
            <text:p text:style-name="P16"><text:span text:style-name="T3">No</text:span></text:p>
          </table:table-cell>
          <table:table-cell table:style-name="Table1.A1" office:value-type="string">
            <text:p text:style-name="P16"><text:span text:style-name="T3">No (can be added)</text:span></text:p>
          </table:table-cell>
        </table:table-row>
        <table:table-row table:style-name="Table1.4">
          <table:table-cell table:style-name="Table1.A1" office:value-type="string">
            <text:p text:style-name="P17"><text:span text:style-name="T2">Keras</text:span></text:p>
          </table:table-cell>
          <table:table-cell table:style-name="Table1.A1" office:value-type="string">
            <text:p text:style-name="P16"><text:span text:style-name="T3">2.0.4</text:span></text:p>
          </table:table-cell>
          <table:table-cell table:style-name="Table1.A1" office:value-type="string">
            <text:p text:style-name="P16"><text:span text:style-name="T3">Python</text:span></text:p>
          </table:table-cell>
          <table:table-cell table:style-name="Table1.A1" office:value-type="string">
            <text:p text:style-name="P16"><text:span text:style-name="T3">Yes</text:span></text:p>
          </table:table-cell>
          <table:table-cell table:style-name="Table1.A1" office:value-type="string">
            <text:p text:style-name="P16"><text:span text:style-name="T3">Yes</text:span></text:p>
          </table:table-cell>
        </table:table-row>
        <table:table-row table:style-name="Table1.5">
          <table:table-cell table:style-name="Table1.A1" office:value-type="string">
            <text:p text:style-name="P17"><text:span text:style-name="T2">gobrain</text:span></text:p>
          </table:table-cell>
          <table:table-cell table:style-name="Table1.A1" office:value-type="string">
            <text:p text:style-name="P16"><text:span text:style-name="T3">1.0.0 git#735a9ae</text:span></text:p>
          </table:table-cell>
          <table:table-cell table:style-name="Table1.A1" office:value-type="string">
            <text:p text:style-name="P16"><text:span text:style-name="T3">Go</text:span></text:p>
          </table:table-cell>
          <table:table-cell table:style-name="Table1.A1" office:value-type="string">
            <text:p text:style-name="P16"><text:span text:style-name="T3">No</text:span></text:p>
          </table:table-cell>
          <table:table-cell table:style-name="Table1.A1" office:value-type="string">
            <text:p text:style-name="P16"><text:span text:style-name="T3">No</text:span></text:p>
          </table:table-cell>
        </table:table-row>
      </table:table>
      <text:p text:style-name="P3"><text:soft-page-break/></text:p>
      <text:p text:style-name="P3"/>
      <text:p text:style-name="P3"/>
      <text:p text:style-name="P5"><text:span text:style-name="T2">TEST RESULTS</text:span></text:p>
      <text:p text:style-name="P3"/>
      <text:p text:style-name="P3"/>
      <text:p text:style-name="P3"/>
      <text:p text:style-name="P5"><text:span text:style-name="T2">FUTURE WORK</text:span></text:p>
      <text:p text:style-name="P3"/>
      <text:p text:style-name="P5"><text:span text:style-name="T3">We would like to also examine whether there is a significant difference with GPU supported training, although from an engineering standpoint the results should be comparable to our single-threaded results. Another interesting topic is to see whether different types of artificial neural networks (convolutional, recurrent, etc.) have environments where they perform better.</text:span></text:p>
      <text:p text:style-name="P3"/>
      <text:p text:style-name="P5"><text:span text:style-name="T2">CONCLUSION</text:span></text:p>
      <text:p text:style-name="P3"/>
      <text:p text:style-name="P5"><text:span text:style-name="T3">In this paper, we investigated whether there are any downsides to using modern general purpose languages to perform many mathematical operations involved in training and using neural networks opposed to more mathematical and statistical software. The reason for this type of research is the fast and broad expansion of usage of machine learning solutions in different problem domains where the adoption rate is hindered with unfamiliar development environments. Our test results show that there is no (performance) downside to using familiar general purpose languages for machine learning concepts.</text:span></text:p>
      <text:p text:style-name="P3"/>
      <text:p text:style-name="P5"><text:span text:style-name="T2">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font-name="Palatino Linotype" fo:font-family="'Palatino Linotyp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Linotype" fo:font-family="'Palatino Linotyp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alatino Linotype" fo:font-family="'Palatino Linotyp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72" meta:word-count="1443" meta:character-count="9311" meta:non-whitespace-character-count="7952"/>
    <meta:generator>LibreOfficeDev/5.1.0.3$Linux_X86_64 LibreOffice_project/</meta:generator>
  </office:meta>
</office:document-meta>
</file>